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103">
      <style:text-properties fo:font-size="14pt" style:font-size-asian="14pt" style:font-size-complex="14pt"/>
    </style:style>
    <style:style style:name="ce1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23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style:font-name="Arial Unicode MS" fo:font-size="14pt" style:font-name-asian="Arial Unicode MS" style:font-size-asian="14pt" style:font-size-complex="14pt"/>
    </style:style>
  </office:automatic-styles>
  <office:body>
    <office:spreadsheet>
      <table:table table:name="H30-8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5])" office:value-type="currency" office:currency="JPY" office:value="21645">
            <text:p>￥21,645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58">
            <text:p>￥658</text:p>
          </table:table-cell>
          <table:table-cell table:style-name="ce12" office:value-type="string">
            <text:p>駄菓子,刺身,酎ハイ,ﾊﾟﾝﾂ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533">
            <text:p>￥533</text:p>
          </table:table-cell>
          <table:table-cell table:style-name="ce12" office:value-type="string">
            <text:p>野菜汁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438">
            <text:p>￥438</text:p>
          </table:table-cell>
          <table:table-cell table:style-name="ce12" office:value-type="string">
            <text:p>ﾚﾓﾝﾃｨｰ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679">
            <text:p>￥679</text:p>
          </table:table-cell>
          <table:table-cell table:style-name="ce23" office:value-type="string">
            <text:p>ﾚﾓﾝﾃｨｰ,刺身,もずく,ｶｯﾌﾟ麺,手袋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950">
            <text:p>￥950</text:p>
          </table:table-cell>
          <table:table-cell table:style-name="ce12" office:value-type="string">
            <text:p>菓子,ﾚﾓﾝﾃｨｰ,ﾔｸﾙﾄ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727">
            <text:p>￥727</text:p>
          </table:table-cell>
          <table:table-cell table:style-name="ce12" office:value-type="string">
            <text:p>UCC紅茶,酎ハイ,ｼﾘｱ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7">
            <text:p>7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7">
            <text:p>7月7日</text:p>
          </table:table-cell>
          <table:table-cell table:style-name="ce7" office:value-type="currency" office:currency="JPY" office:value="543">
            <text:p>￥543</text:p>
          </table:table-cell>
          <table:table-cell table:style-name="ce12" office:value-type="string">
            <text:p>酎ハイ,ﾚﾓﾝﾃｨｰ,野菜汁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758">
            <text:p>￥758</text:p>
          </table:table-cell>
          <table:table-cell table:style-name="ce12" office:value-type="string">
            <text:p>刺身,菓子,ｶｯﾌﾟ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577">
            <text:p>￥577</text:p>
          </table:table-cell>
          <table:table-cell table:style-name="ce12" office:value-type="string">
            <text:p>刺身,ﾕｰｸﾞﾚﾅ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4">
            <text:p>7月14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5">
            <text:p>7月15日</text:p>
          </table:table-cell>
          <table:table-cell table:style-name="ce7" office:value-type="currency" office:currency="JPY" office:value="240">
            <text:p>￥240</text:p>
          </table:table-cell>
          <table:table-cell table:style-name="ce12" office:value-type="string">
            <text:p>喫茶x2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5">
            <text:p>7月15日</text:p>
          </table:table-cell>
          <table:table-cell table:style-name="ce7" office:value-type="currency" office:currency="JPY" office:value="684">
            <text:p>￥684</text:p>
          </table:table-cell>
          <table:table-cell table:style-name="ce12" office:value-type="string">
            <text:p>ﾚﾓﾝﾃｨｰ,酎ハイ,駄菓子,ﾔｸﾙﾄ,乾電池,もずく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酎ハイ,駄菓子,冷やし中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1198">
            <text:p>￥1,198</text:p>
          </table:table-cell>
          <table:table-cell table:style-name="ce12" office:value-type="string">
            <text:p>寿司,酎ﾊｲ,ﾚﾓﾝﾃｨｰ,野菜汁,魚肉ｿｰｾｰｼﾞ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433">
            <text:p>￥1,433</text:p>
          </table:table-cell>
          <table:table-cell table:style-name="ce12" office:value-type="string">
            <text:p>菓子,刺身,ﾚﾓﾝﾃｨｰ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954">
            <text:p>￥954</text:p>
          </table:table-cell>
          <table:table-cell table:style-name="ce12" office:value-type="string">
            <text:p>惣菜,ｶｯﾌﾟ麺,酎ﾊｲ,ﾚﾓﾝﾃｨｰ,ﾔｸﾙﾄ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722">
            <text:p>￥722</text:p>
          </table:table-cell>
          <table:table-cell table:style-name="ce12" office:value-type="string">
            <text:p>牛乳,ﾚﾓﾝﾃｨｰ,鉄火巻,駄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8" office:value-type="currency" office:currency="JPY" office:value="1512">
            <text:p>￥1,512</text:p>
          </table:table-cell>
          <table:table-cell table:style-name="ce12" office:value-type="string">
            <text:p>ﾚﾓﾝﾃｨｰ,寿司,もずく,ｼﾘｱﾙ,酎ﾊｲ,ｿｰｾｰｼﾞ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240">
            <text:p>￥24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刺身,ﾚﾓﾝﾃｨｰ,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24">
            <text:p>7月2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24">
            <text:p>7月24日</text:p>
          </table:table-cell>
          <table:table-cell table:style-name="ce8" office:value-type="currency" office:currency="JPY" office:value="1071">
            <text:p>￥1,071</text:p>
          </table:table-cell>
          <table:table-cell table:style-name="ce12" office:value-type="string">
            <text:p>ﾚﾓﾝﾃｨｰ,野菜汁,ﾔｸﾙﾄ,酎ハイ,刺身,駄菓子,ﾊﾟﾝﾂ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775">
            <text:p>￥775</text:p>
          </table:table-cell>
          <table:table-cell table:style-name="ce12" office:value-type="string">
            <text:p>ﾚﾓﾝﾃｨｰ,酎ハイ,刺身,もずく,ｶｯﾌﾟ麺,駄菓子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1098">
            <text:p>￥1,098</text:p>
          </table:table-cell>
          <table:table-cell table:style-name="ce12" office:value-type="string">
            <text:p>牛乳,ﾚﾓﾝﾃｨｰ,餃子,刺身,靴下,酎ハイ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511">
            <text:p>￥511</text:p>
          </table:table-cell>
          <table:table-cell table:style-name="ce12" office:value-type="string">
            <text:p>ﾚﾓﾝﾃｨｰ,酎ハイ,刺身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4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7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947">
            <text:p>￥18,94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04">
            <text:p>￥604</text:p>
          </table:table-cell>
          <table:table-cell table:style-name="ce12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393">
            <text:p>￥393</text:p>
          </table:table-cell>
          <table:table-cell table:style-name="ce12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70">
            <text:p>￥170</text:p>
          </table:table-cell>
          <table:table-cell table:style-name="ce12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8" office:value-type="currency" office:currency="JPY" office:value="403">
            <text:p>￥403</text:p>
          </table:table-cell>
          <table:table-cell table:style-name="ce12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95">
            <text:p>￥95</text:p>
          </table:table-cell>
          <table:table-cell table:style-name="ce12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827">
            <text:p>￥827</text:p>
          </table:table-cell>
          <table:table-cell table:style-name="ce12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309">
            <text:p>￥309</text:p>
          </table:table-cell>
          <table:table-cell table:style-name="ce12" office:value-type="string">
            <text:p>ﾎﾟｶﾘｽｴｯﾄ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2">
            <text:p>7月12日</text:p>
          </table:table-cell>
          <table:table-cell table:style-name="ce8" office:value-type="currency" office:currency="JPY" office:value="328">
            <text:p>￥328</text:p>
          </table:table-cell>
          <table:table-cell table:style-name="ce12" office:value-type="string">
            <text:p>海鮮巻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7" office:value-type="currency" office:currency="JPY" office:value="350">
            <text:p>￥350</text:p>
          </table:table-cell>
          <table:table-cell table:style-name="ce12" office:value-type="string">
            <text:p>牛乳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465">
            <text:p>￥465</text:p>
          </table:table-cell>
          <table:table-cell table:style-name="ce12" office:value-type="string">
            <text:p>ﾖｰｸﾞﾙﾄ,野菜汁,ﾚﾓﾝﾃｨ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爽健美茶,麦茶,16茶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8" office:value-type="currency" office:currency="JPY" office:value="362">
            <text:p>￥362</text:p>
          </table:table-cell>
          <table:table-cell table:style-name="ce12" office:value-type="string">
            <text:p>ﾚﾓﾝﾃｨｰ,ﾔｸﾙ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937">
            <text:p>￥937</text:p>
          </table:table-cell>
          <table:table-cell table:style-name="ce12" office:value-type="string">
            <text:p>菓子,ｼﾘｱﾙ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8" office:value-type="currency" office:currency="JPY" office:value="1406">
            <text:p>￥1,406</text:p>
          </table:table-cell>
          <table:table-cell table:style-name="ce12" office:value-type="string">
            <text:p>菓子,野菜汁,ﾚﾓﾝﾃｨｰ酎ハイ,ｻｰﾓﾝにぎり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606">
            <text:p>￥606</text:p>
          </table:table-cell>
          <table:table-cell table:style-name="ce12" office:value-type="string">
            <text:p>にぎり寿司,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8" office:value-type="currency" office:currency="JPY" office:value="415">
            <text:p>￥415</text:p>
          </table:table-cell>
          <table:table-cell table:style-name="ce12" office:value-type="string">
            <text:p>ﾚﾓﾝﾃｨｰ,ﾎﾟｶﾘ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8" office:value-type="currency" office:currency="JPY" office:value="666">
            <text:p>￥666</text:p>
          </table:table-cell>
          <table:table-cell table:style-name="ce12" office:value-type="string">
            <text:p>ﾚﾓﾝﾃｨｰ,ｶｯﾌﾟ麺,ﾔｸﾙﾄ,靴下,ﾊﾟﾝﾂ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597">
            <text:p>￥597</text:p>
          </table:table-cell>
          <table:table-cell table:style-name="ce12" office:value-type="string">
            <text:p>ﾎﾟｶﾘ,魚肉ｿｰｾｰｼﾞ,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544">
            <text:p>￥544</text:p>
          </table:table-cell>
          <table:table-cell table:style-name="ce12" office:value-type="string">
            <text:p>菓子,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もずく,ﾌﾞﾙｰﾚｯ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8">
            <text:p>7月28日</text:p>
          </table:table-cell>
          <table:table-cell table:style-name="ce8" office:value-type="currency" office:currency="JPY" office:value="1153">
            <text:p>￥1,153</text:p>
          </table:table-cell>
          <table:table-cell table:style-name="ce12" office:value-type="string">
            <text:p>ﾊﾟﾝﾂ､靴下,弁当,ﾚﾓﾝﾃｨｰ,魚肉ｿｰｾｰｼﾞ,菓子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9">
            <text:p>7月29日</text:p>
          </table:table-cell>
          <table:table-cell table:style-name="ce7" office:value-type="currency" office:currency="JPY" office:value="1054">
            <text:p>￥1,054</text:p>
          </table:table-cell>
          <table:table-cell table:style-name="ce12" office:value-type="string">
            <text:p>ﾚﾓﾝﾃｨｰ,ﾎﾟｶﾘｶｯﾌﾟ麺,靴下,刺身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100">
            <text:p>￥1,100</text:p>
          </table:table-cell>
          <table:table-cell table:style-name="ce12" office:value-type="string">
            <text:p>もずく,駄菓子,ﾔｸﾙﾄ,ﾚﾓﾝﾃｨｰ,牛乳,ﾁｰｽ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8" office:value-type="currency" office:currency="JPY" office:value="319">
            <text:p>￥319</text:p>
          </table:table-cell>
          <table:table-cell table:style-name="ce12" office:value-type="string">
            <text:p>刺身,酎ハイ</text:p>
          </table:table-cell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2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2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8" office:value-type="currency" office:currency="JPY" office:value="211">
            <text:p>￥211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8" office:value-type="currency" office:currency="JPY" office:value="173">
            <text:p>￥173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86">
            <text:p>￥186</text:p>
          </table:table-cell>
          <table:table-cell table:style-name="ce12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8" office:value-type="currency" office:currency="JPY" office:value="1078">
            <text:p>￥1,078</text:p>
          </table:table-cell>
          <table:table-cell table:style-name="ce12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8" office:value-type="currency" office:currency="JPY" office:value="368">
            <text:p>￥368</text:p>
          </table:table-cell>
          <table:table-cell table:style-name="ce12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8" office:value-type="currency" office:currency="JPY" office:value="771">
            <text:p>￥771</text:p>
          </table:table-cell>
          <table:table-cell table:style-name="ce12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8" office:value-type="currency" office:currency="JPY" office:value="457">
            <text:p>￥457</text:p>
          </table:table-cell>
          <table:table-cell table:style-name="ce12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8" office:value-type="currency" office:currency="JPY" office:value="224">
            <text:p>￥224</text:p>
          </table:table-cell>
          <table:table-cell table:style-name="ce12" office:value-type="string">
            <text:p>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8" office:value-type="currency" office:currency="JPY" office:value="183">
            <text:p>￥183</text:p>
          </table:table-cell>
          <table:table-cell table:style-name="ce12" office:value-type="string">
            <text:p>ｶﾙﾊﾟｽ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8" office:value-type="currency" office:currency="JPY" office:value="1196">
            <text:p>￥1,196</text:p>
          </table:table-cell>
          <table:table-cell table:style-name="ce12" office:value-type="string">
            <text:p>ｵﾚﾝｼﾞ汁,ﾁｰｽﾞ,酎ﾊｲ,ｶｯﾌﾟ麺,弁当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8" office:value-type="currency" office:currency="JPY" office:value="444">
            <text:p>￥444</text:p>
          </table:table-cell>
          <table:table-cell table:style-name="ce12" office:value-type="string">
            <text:p>牛乳,酎ハイ,惣菜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8" office:value-type="currency" office:currency="JPY" office:value="1164">
            <text:p>￥1,164</text:p>
          </table:table-cell>
          <table:table-cell table:style-name="ce12" office:value-type="string">
            <text:p>菓子,味噌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8" office:value-type="currency" office:currency="JPY" office:value="425">
            <text:p>￥425</text:p>
          </table:table-cell>
          <table:table-cell table:style-name="ce12" office:value-type="string">
            <text:p>ｵﾚﾝｼﾞ汁,酎ハイ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8" office:value-type="currency" office:currency="JPY" office:value="967">
            <text:p>￥967</text:p>
          </table:table-cell>
          <table:table-cell table:style-name="ce12" office:value-type="string">
            <text:p>ｺﾞｷﾌﾞﾘよけ,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8" office:value-type="currency" office:currency="JPY" office:value="546">
            <text:p>￥546</text:p>
          </table:table-cell>
          <table:table-cell table:style-name="ce12" office:value-type="string">
            <text:p>野菜汁酎ハイ,鉄火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8" office:value-type="currency" office:currency="JPY" office:value="573">
            <text:p>￥573</text:p>
          </table:table-cell>
          <table:table-cell table:style-name="ce12" office:value-type="string">
            <text:p>牛乳,惣菜,酎ハイ,ところて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8" office:value-type="currency" office:currency="JPY" office:value="322">
            <text:p>￥322</text:p>
          </table:table-cell>
          <table:table-cell table:style-name="ce12" office:value-type="string">
            <text:p>酎ハイ,ｵﾚﾝｼﾞ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8" office:value-type="currency" office:currency="JPY" office:value="1574">
            <text:p>￥1,574</text:p>
          </table:table-cell>
          <table:table-cell table:style-name="ce12" office:value-type="string">
            <text:p>ｼﾘｱﾙ,ﾁｰｽﾞ,りんご汁,酎ハイ,野菜汁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2" office:value-type="string">
            <text:p>ﾚﾓﾝﾃｨｰ,酎ハイ,揉み海苔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8" office:value-type="currency" office:currency="JPY" office:value="200">
            <text:p>￥200</text:p>
          </table:table-cell>
          <table:table-cell table:style-name="ce12" office:value-type="string">
            <text:p>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8" office:value-type="currency" office:currency="JPY" office:value="1011">
            <text:p>￥1,011</text:p>
          </table:table-cell>
          <table:table-cell table:style-name="ce12" office:value-type="string">
            <text:p>ｱｾﾛﾗ汁,カップ麺,刺身,ﾚﾓﾝﾃｨｰ,魚肉ｿｰｾｰｼﾞ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2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2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2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2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16" office:value-type="currency" office:currency="JPY" office:value="287">
            <text:p>￥287</text:p>
          </table:table-cell>
          <table:table-cell table:style-name="ce12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8" office:value-type="currency" office:currency="JPY" office:value="265">
            <text:p>￥265</text:p>
          </table:table-cell>
          <table:table-cell table:style-name="ce12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2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8" office:value-type="currency" office:currency="JPY" office:value="440">
            <text:p>￥440</text:p>
          </table:table-cell>
          <table:table-cell table:style-name="ce12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659">
            <text:p>￥659</text:p>
          </table:table-cell>
          <table:table-cell table:style-name="ce12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308">
            <text:p>￥308</text:p>
          </table:table-cell>
          <table:table-cell table:style-name="ce12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233">
            <text:p>￥233</text:p>
          </table:table-cell>
          <table:table-cell table:style-name="ce12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158">
            <text:p>￥1,158</text:p>
          </table:table-cell>
          <table:table-cell table:style-name="ce12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2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野菜汁,ｶｯﾌﾟ麺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2" office:value-type="string">
            <text:p>蚊取り線香,マッ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46">
            <text:p>￥1,246</text:p>
          </table:table-cell>
          <table:table-cell table:style-name="ce12" office:value-type="string">
            <text:p>蚊取ｹｰｽ,もみ海苔,酎ﾊｲ,ｵﾚﾝｼﾞｼﾞｭｰｽ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529">
            <text:p>￥529</text:p>
          </table:table-cell>
          <table:table-cell table:style-name="ce12" office:value-type="string">
            <text:p>ﾁｰｽﾞ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冷ｿﾊﾞ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飲むヨーグルト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2" office:value-type="string">
            <text:p>牛乳､野菜汁,惣菜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絆創膏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146">
            <text:p>￥1,146</text:p>
          </table:table-cell>
          <table:table-cell table:style-name="ce12" office:value-type="string">
            <text:p>カップ麺,酎ハイ,魚肉ｿｰｾｰｼﾞ,ﾊﾝﾄﾞｸﾘｰﾑ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296">
            <text:p>￥296</text:p>
          </table:table-cell>
          <table:table-cell table:style-name="ce12" office:value-type="string">
            <text:p>お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8" office:value-type="currency" office:currency="JPY" office:value="623">
            <text:p>￥623</text:p>
          </table:table-cell>
          <table:table-cell table:style-name="ce12" office:value-type="string">
            <text:p>ﾄｲﾚｯﾄﾍﾟｰﾊﾟｰ,野菜汁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354">
            <text:p>￥354</text:p>
          </table:table-cell>
          <table:table-cell table:style-name="ce12" office:value-type="string">
            <text:p>ｼﾘｱﾙ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2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2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2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2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16" office:value-type="currency" office:currency="JPY" office:value="-500">
            <text:p>-￥500</text:p>
          </table:table-cell>
          <table:table-cell table:style-name="ce12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8" office:value-type="currency" office:currency="JPY" office:value="118">
            <text:p>￥118</text:p>
          </table:table-cell>
          <table:table-cell table:style-name="ce12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2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514">
            <text:p>￥514</text:p>
          </table:table-cell>
          <table:table-cell table:style-name="ce12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887">
            <text:p>￥887</text:p>
          </table:table-cell>
          <table:table-cell table:style-name="ce12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2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2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割り箸,菓子,弁当,酎ハイ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8" office:value-type="currency" office:currency="JPY" office:value="541">
            <text:p>￥541</text:p>
          </table:table-cell>
          <table:table-cell table:style-name="ce12" office:value-type="string">
            <text:p>牛乳,洗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2" office:value-type="string">
            <text:p>ｼﾘｱﾙ,もみ海苔,ﾁｰｽﾞ,16茶,酎ハイ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8" office:value-type="currency" office:currency="JPY" office:value="193">
            <text:p>￥193</text:p>
          </table:table-cell>
          <table:table-cell table:style-name="ce12" office:value-type="string">
            <text:p>ﾕﾝｹﾙ顆粒,ｶﾙﾊﾟ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2" office:value-type="string">
            <text:p>ﾜｲﾝ,牛乳,16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菓子,濡れﾃｨｼｭ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2" office:value-type="string">
            <text:p>菓子,野菜汁,ｼﾞｭｰｽ,肉ｷﾞｮｰｻ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鉄火巻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8" office:value-type="currency" office:currency="JPY" office:value="716">
            <text:p>￥716</text:p>
          </table:table-cell>
          <table:table-cell table:style-name="ce12" office:value-type="string">
            <text:p>ﾜｲﾝ,惣菜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8" office:value-type="currency" office:currency="JPY" office:value="961">
            <text:p>￥961</text:p>
          </table:table-cell>
          <table:table-cell table:style-name="ce12" office:value-type="string">
            <text:p>靴</text:p>
          </table:table-cell>
          <table:table-cell table:style-name="ce15"/>
          <table:table-cell table:number-columns-repeated="1020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2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16" office:value-type="currency" office:currency="JPY" office:value="317">
            <text:p>￥317</text:p>
          </table:table-cell>
          <table:table-cell table:style-name="ce12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8" office:value-type="currency" office:currency="JPY" office:value="898">
            <text:p>￥898</text:p>
          </table:table-cell>
          <table:table-cell table:style-name="ce12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8" office:value-type="currency" office:currency="JPY" office:value="717">
            <text:p>￥717</text:p>
          </table:table-cell>
          <table:table-cell table:style-name="ce12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8" office:value-type="currency" office:currency="JPY" office:value="732">
            <text:p>￥732</text:p>
          </table:table-cell>
          <table:table-cell table:style-name="ce12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8" office:value-type="currency" office:currency="JPY" office:value="3000">
            <text:p>￥3,000</text:p>
          </table:table-cell>
          <table:table-cell table:style-name="ce12" office:value-type="string">
            <text:p>名古屋駅西飲み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8" office:value-type="currency" office:currency="JPY" office:value="4320">
            <text:p>￥4,320</text:p>
          </table:table-cell>
          <table:table-cell table:style-name="ce12" office:value-type="string">
            <text:p>散髪-safari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2" office:value-type="string">
            <text:p>魚肉ｿｰｾｰｼﾞ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2" office:value-type="string">
            <text:p>白ﾜｲﾝ,ｻｰﾓﾝｻﾗﾀﾞ巻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8" office:value-type="currency" office:currency="JPY" office:value="411">
            <text:p>￥411</text:p>
          </table:table-cell>
          <table:table-cell table:style-name="ce12" office:value-type="string">
            <text:p>ｴﾋﾞ桜,味噌汁,たらみｾﾞﾘ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8" office:value-type="currency" office:currency="JPY" office:value="1478">
            <text:p>￥1,478</text:p>
          </table:table-cell>
          <table:table-cell table:style-name="ce12" office:value-type="string">
            <text:p>ﾎﾜｰﾄﾃﾞｰ,白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2" office:value-type="string">
            <text:p>さつま芋,野菜汁,ｶｯﾌﾟ麺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8" office:value-type="currency" office:currency="JPY" office:value="970">
            <text:p>￥970</text:p>
          </table:table-cell>
          <table:table-cell table:style-name="ce12" office:value-type="string">
            <text:p>ｼﾘｱﾙ,赤ﾜｲﾝ,お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419">
            <text:p>￥419</text:p>
          </table:table-cell>
          <table:table-cell table:style-name="ce12" office:value-type="string">
            <text:p>のり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513">
            <text:p>￥513</text:p>
          </table:table-cell>
          <table:table-cell table:style-name="ce12" office:value-type="string">
            <text:p>ﾁｭｰﾊｲ,台所ｽﾎﾟﾝｼﾞ,太巻き,紅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644">
            <text:p>￥644</text:p>
          </table:table-cell>
          <table:table-cell table:style-name="ce12" office:value-type="string">
            <text:p>ｶｯﾌﾟ麺,菓子,野菜汁,太巻き,ﾁｭｰ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2" office:value-type="string">
            <text:p>酎ﾊｲ,菓子,ｽﾘｯﾊﾟ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5000">
            <text:p>￥5,000</text:p>
          </table:table-cell>
          <table:table-cell table:style-name="ce12" office:value-type="string">
            <text:p>飲み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折りたたみ傘,ﾚｲﾝｺｰﾄ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8" office:value-type="currency" office:currency="JPY" office:value="3850">
            <text:p>￥3,850</text:p>
          </table:table-cell>
          <table:table-cell table:style-name="ce12" office:value-type="string">
            <text:p>運転免許更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2" office:value-type="string">
            <text:p>映画:さよならの朝に約束の花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698">
            <text:p>￥698</text:p>
          </table:table-cell>
          <table:table-cell table:style-name="ce12" office:value-type="string">
            <text:p>脇汗対策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8" office:value-type="currency" office:currency="JPY" office:value="326">
            <text:p>￥326</text:p>
          </table:table-cell>
          <table:table-cell table:style-name="ce12" office:value-type="string">
            <text:p>牛乳,駄菓子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8" office:value-type="currency" office:currency="JPY" office:value="1456">
            <text:p>￥1,456</text:p>
          </table:table-cell>
          <table:table-cell table:style-name="ce12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51">
            <text:p>￥51</text:p>
          </table:table-cell>
          <table:table-cell table:style-name="ce12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8" office:value-type="currency" office:currency="JPY" office:value="965">
            <text:p>￥965</text:p>
          </table:table-cell>
          <table:table-cell table:style-name="ce12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8" office:value-type="currency" office:currency="JPY" office:value="1232">
            <text:p>￥1,232</text:p>
          </table:table-cell>
          <table:table-cell table:style-name="ce12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2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2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16" office:value-type="currency" office:currency="JPY" office:value="375">
            <text:p>￥375</text:p>
          </table:table-cell>
          <table:table-cell table:style-name="ce12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8" office:value-type="currency" office:currency="JPY" office:value="720">
            <text:p>￥720</text:p>
          </table:table-cell>
          <table:table-cell table:style-name="ce12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9">
            <text:p>￥99</text:p>
          </table:table-cell>
          <table:table-cell table:style-name="ce12" office:value-type="string">
            <text:p>味噌汁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5">
            <text:p>￥95</text:p>
          </table:table-cell>
          <table:table-cell table:style-name="ce12" office:value-type="string">
            <text:p>チュウ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1369">
            <text:p>￥1,369</text:p>
          </table:table-cell>
          <table:table-cell table:style-name="ce12" office:value-type="string">
            <text:p>テーブルタップ,単2電池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切手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198">
            <text:p>￥198</text:p>
          </table:table-cell>
          <table:table-cell table:style-name="ce12" office:value-type="string">
            <text:p>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ﾜｲﾝ,どて煮,ﾊﾟﾝ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ﾎﾟｶﾘｽｴｯ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ﾓｰﾆﾝｸﾞｾｯﾄ.一宮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ほうじ茶,野菜汁,豚汁,ニシン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380">
            <text:p>￥380</text:p>
          </table:table-cell>
          <table:table-cell table:style-name="ce12" office:value-type="string">
            <text:p>ﾓｰﾆﾝｸﾞｾｯﾄ.ｻﾝｱﾝﾄ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2" office:value-type="string">
            <text:p>ﾀｯﾊﾟｰ,牛乳,ｶｯﾌﾟ麺,ピザ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8" office:value-type="currency" office:currency="JPY" office:value="450">
            <text:p>￥450</text:p>
          </table:table-cell>
          <table:table-cell table:style-name="ce12" office:value-type="string">
            <text:p>弁当,ﾚﾓﾝ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8" office:value-type="currency" office:currency="JPY" office:value="908">
            <text:p>￥908</text:p>
          </table:table-cell>
          <table:table-cell table:style-name="ce12" office:value-type="string">
            <text:p>ﾁｰｽﾞ,白ﾜｲﾝ,ﾎﾞﾀﾝ電池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整髪ﾑｰ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028">
            <text:p>￥1,028</text:p>
          </table:table-cell>
          <table:table-cell table:style-name="ce12" office:value-type="string">
            <text:p>野菜汁,魚肉ｿｰｾｰｼﾞ,ｼﾘｱﾙ,ﾚﾄﾙﾄｶﾚ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71">
            <text:p>￥471</text:p>
          </table:table-cell>
          <table:table-cell table:style-name="ce12" office:value-type="string">
            <text:p>牛乳,味噌汁,ｽｰﾌﾟ餃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2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2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2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2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16" office:value-type="currency" office:currency="JPY" office:value="1191">
            <text:p>￥1,191</text:p>
          </table:table-cell>
          <table:table-cell table:style-name="ce12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60">
            <text:p>￥16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167">
            <text:p>￥1,167</text:p>
          </table:table-cell>
          <table:table-cell table:style-name="ce12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27">
            <text:p>￥127</text:p>
          </table:table-cell>
          <table:table-cell table:style-name="ce12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396">
            <text:p>￥396</text:p>
          </table:table-cell>
          <table:table-cell table:style-name="ce12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ﾃｨｯｼｭ,ﾄｲﾚｯﾄﾍﾟｰﾊﾟ,ｶｯﾌﾟ麺.野菜ｼﾞｭｰｽ,お尻拭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table:formula="of:=864+86" office:value-type="currency" office:currency="JPY" office:value="950">
            <text:p>￥950</text:p>
          </table:table-cell>
          <table:table-cell table:style-name="ce12" office:value-type="string">
            <text:p>合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6448">
            <text:p>￥6,448</text:p>
          </table:table-cell>
          <table:table-cell table:style-name="ce12" office:value-type="string">
            <text:p>ﾊﾞｽﾏｯﾄ,掛時計,ﾓｰﾙ,やか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343">
            <text:p>￥343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2072">
            <text:p>￥2,072</text:p>
          </table:table-cell>
          <table:table-cell table:style-name="ce12" office:value-type="string">
            <text:p>快活CLUB+食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ほうじ茶,牛乳,やきとり缶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276">
            <text:p>￥1,276</text:p>
          </table:table-cell>
          <table:table-cell table:style-name="ce12" office:value-type="string">
            <text:p>牛乳,野菜汁,ｶｯﾌﾟ麺,味噌汁,海苔,器,鯖缶,ﾊﾟ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8" office:value-type="currency" office:currency="JPY" office:value="591">
            <text:p>￥591</text:p>
          </table:table-cell>
          <table:table-cell table:style-name="ce12" office:value-type="string">
            <text:p>赤ﾜｲﾝ,ｶｯﾌﾟ麺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8" office:value-type="currency" office:currency="JPY" office:value="884">
            <text:p>￥884</text:p>
          </table:table-cell>
          <table:table-cell table:style-name="ce12" office:value-type="string">
            <text:p>太巻き,掃除手袋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103">
            <text:p>￥103</text:p>
          </table:table-cell>
          <table:table-cell table:style-name="ce12" office:value-type="string">
            <text:p>有明の海苔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80">
            <text:p>￥2,180</text:p>
          </table:table-cell>
          <table:table-cell table:style-name="ce12" office:value-type="string">
            <text:p>亜熱帯.6H→8H料金だった..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ローストビーフサラダ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757">
            <text:p>￥757</text:p>
          </table:table-cell>
          <table:table-cell table:style-name="ce12" office:value-type="string">
            <text:p>惣菜,ﾜｲﾝ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65">
            <text:p>￥65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810">
            <text:p>￥810</text:p>
          </table:table-cell>
          <table:table-cell table:style-name="ce12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2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815">
            <text:p>￥815</text:p>
          </table:table-cell>
          <table:table-cell table:style-name="ce12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40">
            <text:p>￥140</text:p>
          </table:table-cell>
          <table:table-cell table:style-name="ce12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137">
            <text:p>￥1,137</text:p>
          </table:table-cell>
          <table:table-cell table:style-name="ce12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25">
            <text:p>￥125</text:p>
          </table:table-cell>
          <table:table-cell table:style-name="ce12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2018/08/27</text:date>, <text:time>22:55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8-27T22:55:22</dc:date>
    <dc:creator>鈴木 豊樹</dc:creator>
    <meta:editing-duration>P1DT7H18M50S</meta:editing-duration>
    <meta:editing-cycles>176</meta:editing-cycles>
    <meta:generator>OpenOffice/4.1.5$Unix OpenOffice.org_project/415m1$Build-9789</meta:generator>
    <meta:document-statistic meta:table-count="8" meta:cell-count="1050" meta:object-count="0"/>
  </office:meta>
</office:document-meta>
</file>